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1750" calcext:value-type="float">
            <text:p>175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577500" calcext:value-type="float">
            <text:p>577500</text:p>
          </table:table-cell>
          <table:table-cell office:value-type="string" calcext:value-type="string">
            <text:p>Steps/Rev = mGPM * Cu-in/gal * Steps/rev / mCu-in/rev / 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126000" calcext:value-type="float">
            <text:p>126000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115500000" calcext:value-type="float">
            <text:p>1155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/[.C4]" office:value-type="float" office:value="105000" calcext:value-type="float">
            <text:p>105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1002" calcext:value-type="float">
            <text:p>1002</text:p>
          </table:table-cell>
          <table:table-cell table:number-columns-repeated="2"/>
          <table:table-cell table:formula="of:=[.F14]/60"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747" calcext:value-type="float">
            <text:p>7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1749" calcext:value-type="float">
            <text:p>17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72153.8461538462" calcext:value-type="float">
            <text:p>72153.8461538462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693000" calcext:value-type="float">
            <text:p>693000</text:p>
          </table:table-cell>
          <table:table-cell office:value-type="string" calcext:value-type="string">
            <text:p>Steps = mGal * Cu-in/gal * Steps/rev / mCu-in/r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53846.1538461538" calcext:value-type="float">
            <text:p>53846.1538461538</text:p>
          </table:table-cell>
          <table:table-cell table:number-columns-repeated="2"/>
          <table:table-cell table:formula="of:=[.F19]*400" office:value-type="float" office:value="277200000" calcext:value-type="float">
            <text:p>2772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126000" calcext:value-type="float">
            <text:p>126000</text:p>
          </table:table-cell>
          <table:table-cell table:number-columns-repeated="2"/>
          <table:table-cell table:formula="of:=[.F20]/[.C4]" office:value-type="float" office:value="252000" calcext:value-type="float">
            <text:p>2520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quency Blue</text:p>
          </table:table-cell>
          <table:table-cell table:formula="of:=1/[.C15]" office:value-type="float" office:value="0.000998003992015968" calcext:value-type="float">
            <text:p>0.000998003992016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4]*1000" office:value-type="float" office:value="0.998003992015968" calcext:value-type="float">
            <text:p>0.998003992015968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5]*1000" office:value-type="float" office:value="998.003992015968" calcext:value-type="float">
            <text:p>998.003992015968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Red</text:p>
          </table:table-cell>
          <table:table-cell table:formula="of:=1/[.C16]" office:value-type="float" office:value="0.00133868808567604" calcext:value-type="float">
            <text:p>0.001338688085676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7]*1000" office:value-type="float" office:value="1.33868808567604" calcext:value-type="float">
            <text:p>1.33868808567604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Hz</text:p>
          </table:table-cell>
          <table:table-cell table:formula="of:=1/[.C24]" office:value-type="float" office:value="1002" calcext:value-type="float">
            <text:p>1002</text:p>
          </table:table-cell>
        </table:table-row>
        <table:table-row table:style-name="ro1">
          <table:table-cell table:number-columns-repeated="2"/>
          <table:table-cell table:formula="of:=[.C28]*1000" office:value-type="float" office:value="1338.68808567604" calcext:value-type="float">
            <text:p>1338.68808567604</text:p>
          </table:table-cell>
          <table:table-cell office:value-type="string" calcext:value-type="string">
            <text:p>us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formula="of:=1/[.J28]*1000*1000" office:value-type="float" office:value="998.003992015968" calcext:value-type="float">
            <text:p>998.0039920159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formula="of:=[.C19]/[.C15]" office:value-type="float" office:value="72.0098265008445" calcext:value-type="float">
            <text:p>72.0098265008445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formula="of:=ROUNDDOWN([.C31];3)" office:value-type="float" office:value="72.009" calcext:value-type="float">
            <text:p>72.009</text:p>
          </table:table-cell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formula="of:=[.C20]/[.C16]" office:value-type="float" office:value="72.0832046133251" calcext:value-type="float">
            <text:p>72.0832046133251</text:p>
          </table:table-cell>
          <table:table-cell table:number-columns-repeated="5"/>
          <table:table-cell office:value-type="string" calcext:value-type="string">
            <text:p>number of steps</text:p>
          </table:table-cell>
          <table:table-cell table:formula="of:=ROUNDDOWN([.J31]*[.J28])" office:value-type="float" office:value="72153" calcext:value-type="float">
            <text:p>7215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5]/[.C7]*60" office:value-type="float" office:value="300.6" calcext:value-type="float">
            <text:p>300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6]/[.C7]*60" office:value-type="float" office:value="224.1" calcext:value-type="float">
            <text:p>224.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tual RPM Blue</text:p>
          </table:table-cell>
          <table:table-cell office:value-type="float" office:value="299" calcext:value-type="float">
            <text:p>299</text:p>
          </table:table-cell>
          <table:table-cell table:style-name="ce2" table:formula="of:=([.C37]-[.C34])/[.C34]" office:value-type="percentage" office:value="-0.00532268795741838" calcext:value-type="percentage">
            <text:p>-0.53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RPM Red</text:p>
          </table:table-cell>
          <table:table-cell office:value-type="float" office:value="223.9" calcext:value-type="float">
            <text:p>223.9</text:p>
          </table:table-cell>
          <table:table-cell table:style-name="ce2" table:formula="of:=([.C38]-[.C35])/[.C35]" office:value-type="percentage" office:value="-0.000892458723783974" calcext:value-type="percentage">
            <text:p>-0.0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37]/[.C38]" office:value-type="float" office:value="1.33541759714158" calcext:value-type="float">
            <text:p>1.33541759714158</text:p>
          </table:table-cell>
          <table:table-cell table:style-name="ce2" table:formula="of:=([.C39]-[.C10]/100)/([.C10]/100)" office:value-type="percentage" office:value="-0.00341970362568594" calcext:value-type="percentage">
            <text:p>-0.34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Gallons/min</text:p>
          </table:table-cell>
          <table:table-cell table:formula="of:=([.C37]*([.C4]/1000)/[.C8])+([.C38]*([.C4]/1000)/[.C8])" office:value-type="float" office:value="2.49" calcext:value-type="float">
            <text:p>2.49</text:p>
          </table:table-cell>
          <table:table-cell table:style-name="ce2" table:formula="of:=([.C40]-([.C3]/1000))/([.C3]/1000)" office:value-type="percentage" office:value="-0.00399999999999992" calcext:value-type="percentage">
            <text:p>-0.40%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5" office:value-type="string" calcext:value-type="string">
            <text:p>Ratio</text:p>
          </table:table-cell>
          <table:table-cell table:style-name="ce7" office:value-type="string" calcext:value-type="string">
            <text:p>Target Red (RPM)</text:p>
          </table:table-cell>
          <table:table-cell table:style-name="ce7" office:value-type="string" calcext:value-type="string">
            <text:p>Actual Red (RPM)</text:p>
          </table:table-cell>
          <table:table-cell table:style-name="ce7" office:value-type="string" calcext:value-type="string">
            <text:p>Target Blue (RPM)</text:p>
          </table:table-cell>
          <table:table-cell table:style-name="ce7" office:value-type="string" calcext:value-type="string">
            <text:p>Actual Blue (RPM)</text:p>
          </table:table-cell>
          <table:table-cell table:style-name="ce7" office:value-type="string" calcext:value-type="string">
            <text:p>Actual Ratio</text:p>
          </table:table-cell>
          <table:table-cell table:style-name="ce7" office:value-type="string" calcext:value-type="string">
            <text:p>Ratio % Error</text:p>
          </table:table-cell>
          <table:table-cell table:style-name="ce7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9:31:11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12T11:36:17.848000000</dc:date>
    <meta:editing-duration>P1DT14H59M5S</meta:editing-duration>
    <meta:editing-cycles>16</meta:editing-cycles>
    <meta:document-statistic meta:table-count="2" meta:cell-count="128" meta:object-count="0"/>
  </office:meta>
</office:document-meta>
</file>